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ack Nerd Font" svg:font-family="'Hack Nerd Font'" style:font-family-generic="modern" style:font-pitch="variable"/>
    <style:font-face style:name="Hack Nerd Font1" svg:font-family="'Hack Nerd Font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383a42" loext:opacity="100%" style:font-name="Hack Nerd Font" fo:font-size="12pt" fo:font-style="normal" officeooo:paragraph-rsid="001f490e" fo:background-color="#fafafa" style:font-size-asian="12pt" style:font-style-asian="normal" style:font-size-complex="12pt" style:font-style-complex="normal"/>
    </style:style>
    <style:style style:name="P2" style:family="paragraph" style:parent-style-name="Standard">
      <style:paragraph-properties style:line-height-at-least="0.503cm"/>
      <style:text-properties fo:color="#928374" loext:opacity="100%" style:font-name="Hack Nerd Font" fo:font-size="12pt" fo:font-style="normal" officeooo:paragraph-rsid="001f490e" fo:background-color="#fafafa" style:font-size-asian="12pt" style:font-style-asian="normal" style:font-size-complex="12pt" style:font-style-complex="normal"/>
    </style:style>
    <style:style style:name="P3" style:family="paragraph" style:parent-style-name="Standard" style:master-page-name="HTML">
      <style:paragraph-properties style:line-height-at-least="0.503cm" style:page-number="auto"/>
      <style:text-properties fo:color="#928374" loext:opacity="100%" style:font-name="Hack Nerd Font" fo:font-size="10.5pt" fo:font-style="normal" officeooo:paragraph-rsid="001f490e" fo:background-color="transparent" style:font-size-asian="10.5pt" style:font-style-asian="normal" style:font-size-complex="10.5pt" style:font-style-complex="normal"/>
    </style:style>
    <style:style style:name="P4" style:family="paragraph" style:parent-style-name="Standard">
      <style:paragraph-properties style:line-height-at-least="0.503cm"/>
      <style:text-properties fo:color="#928374" loext:opacity="100%" style:font-name="Hack Nerd Font" fo:font-size="10.5pt" fo:font-style="normal" officeooo:paragraph-rsid="001f490e" fo:background-color="transparent" style:font-size-asian="10.5pt" style:font-style-asian="normal" style:font-size-complex="10.5pt" style:font-style-complex="normal"/>
    </style:style>
    <style:style style:name="T1" style:family="text">
      <style:text-properties fo:color="#928374" loext:opacity="100%"/>
    </style:style>
    <style:style style:name="T2" style:family="text">
      <style:text-properties fo:color="#5c6370" loext:opacity="100%"/>
    </style:style>
    <style:style style:name="T3" style:family="text">
      <style:text-properties fo:color="#a626a4" loext:opacity="100%"/>
    </style:style>
    <style:style style:name="T4" style:family="text">
      <style:text-properties fo:color="#fa428f" loext:opacity="100%"/>
    </style:style>
    <style:style style:name="T5" style:family="text">
      <style:text-properties fo:color="#4078f2" loext:opacity="100%"/>
    </style:style>
    <style:style style:name="T6" style:family="text">
      <style:text-properties fo:color="#50a14f" loext:opacity="100%"/>
    </style:style>
    <style:style style:name="T7" style:family="text">
      <style:text-properties fo:color="#636363" loext:opacity="100%" fo:background-color="#f5c76b" loext:char-shading-value="0"/>
    </style:style>
    <style:style style:name="T8" style:family="text">
      <style:text-properties fo:color="#986801" loext:opacity="100%"/>
    </style:style>
    <style:style style:name="T9" style:family="text">
      <style:text-properties fo:color="#e45649" loext:opacity="100%"/>
    </style:style>
    <style:style style:name="T10" style:family="text">
      <style:text-properties fo:color="#0184bc" loext:opacity="100%"/>
    </style:style>
    <style:style style:name="T11" style:family="text">
      <style:text-properties fo:color="#ffffff" loext:opacity="100%" fo:background-color="#fd6f6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<text:s/>============================= 2 Best_Practises_and_Standardization =============================</text:p>
      <text:p text:style-name="P4"># pylint: skip-file</text:p>
      <text:p text:style-name="P4"/>
      <text:p text:style-name="P4"># PEP 20 (The Zen of Python)</text:p>
      <text:p text:style-name="P4"># PEP 8 (Style Guide for Python Code)</text:p>
      <text:p text:style-name="P4"># PEP 257 (Docstring conventions)</text:p>
      <text:p text:style-name="P4"># how to avoid common errors and mistakes when writing code;</text:p>
      <text:p text:style-name="P4"># how to write elegant and effective code.</text:p>
      <text:p text:style-name="P4"/>
      <text:p text:style-name="P4"># PEP stands for Python Enhancement Proposals</text:p>
      <text:p text:style-name="P4"/>
      <text:p text:style-name="P4"># <text:s/>Pep was a nickname of a famous football manager Josep Guardiola,</text:p>
      <text:p text:style-name="P4"/>
      <text:p text:style-name="P4"># PEP 1 – PEP Purpose and Guidelines</text:p>
      <text:p text:style-name="P4"># PEP 8 – Coding conventions</text:p>
      <text:p text:style-name="P4"># PEP 20 – The Zen of Python</text:p>
      <text:p text:style-name="P4"># PEP 257 – Docstring Conventions, which provides guidelines for conventions and semantics associated with Python docstrings.</text:p>
      <text:p text:style-name="P4"/>
      <text:p text:style-name="P4"># ----------PEP 1 - PEP Purpose and Guidelines</text:p>
      <text:p text:style-name="P4"># Standards Track PEPs, new language features and implementations;</text:p>
      <text:p text:style-name="P4"># Informational PEPs, Python design issues, as well as provide guidelines and information to the Python community;</text:p>
      <text:p text:style-name="P4"># Process PEPs, which describe various processes that revolve around Python (e.g., propose changes, provide recommendations, specify certain procedures</text:p>
      <text:p text:style-name="P4"/>
      <text:p text:style-name="P4"># the members</text:p>
      <text:p text:style-name="P4"># - Python’s Steering Council, i.e., a five-person</text:p>
      <text:p text:style-name="P4"># - Python’s Core Developers, i.e., the group of volunteers who manage Python, and;</text:p>
      <text:p text:style-name="P4"># - Guido van Rossum, Benevolent Dictator For Life, <text:s/>until 2018</text:p>
      <text:p text:style-name="P4"/>
      <text:p text:style-name="P4"># PEP champion – someone who writes the PEP, and attempts to build community consensus</text:p>
      <text:p text:style-name="P4"/>
      <text:p text:style-name="P4"># ---------- PEP 20 - the zen of Python</text:p>
      <text:p text:style-name="P4"># 19 lines poems</text:p>
      <text:p text:style-name="P4">import this</text:p>
      <text:p text:style-name="P4"/>
      <text:p text:style-name="P4"/>
      <text:p text:style-name="P4"><text:soft-page-break/># Beautiful is better than ugly</text:p>
      <text:p text:style-name="P4"># Simple is better than complex</text:p>
      <text:p text:style-name="P4"># Complex is better than complicated</text:p>
      <text:p text:style-name="P4"># Explicit is better than implicit =&gt; <text:s text:c="2"/>apples(2, 3.45) =&gt; apples(quantity=2, price=3.45)</text:p>
      <text:p text:style-name="P4"># Flat is better than nested ==&gt; avoid many level of imbrication if.. if... loop..</text:p>
      <text:p text:style-name="P4"># Sparse is better than dense : don't write lines too long</text:p>
      <text:p text:style-name="P4"># Readability counts</text:p>
      <text:p text:style-name="P4"># Special cases aren't special enough to break the rules =&gt; Discipline, consistency, and compliance with standards and convention</text:p>
      <text:p text:style-name="P4"># Although, practicality beats purity : rules can be broken for good reasons</text:p>
      <text:p text:style-name="P4"># Errors should never pass silently : use exceptions</text:p>
      <text:p text:style-name="P4"># In the face of ambiguity, refuse the temptation to guess : <text:s/>avoid writing ambiguous code, test code, limited trust in the code you’re reading</text:p>
      <text:p text:style-name="P4"># There should be one – and preferably only one – obvious way to do it</text:p>
      <text:p text:style-name="P4"># Now is better than never</text:p>
      <text:p text:style-name="P4"># If the implementation is hard to explain, it's a bad idea</text:p>
      <text:p text:style-name="P4"># Namespaces are one honking great idea – let's do more of those!</text:p>
      <text:p text:style-name="P4"/>
      <text:p text:style-name="P4"/>
      <text:p text:style-name="P4"># ---------- PEP 8 – Coding conventions</text:p>
      <text:p text:style-name="P4"/>
      <text:p text:style-name="P4"># our code will be read much more often than it will be written.</text:p>
      <text:p text:style-name="P4"># PEP 8 compliant checkers : pycodestyle / autopep8 (requires pycodestyle) / PEP 8 online</text:p>
      <text:p text:style-name="P4"/>
      <text:p text:style-name="P4"># 4 spaces per indentation level</text:p>
      <text:p text:style-name="P4"># 79 caracteres per line</text:p>
      <text:p text:style-name="P4"># break before binary operators</text:p>
      <text:p text:style-name="P4"/>
      <text:p text:style-name="P4"># -- blank lines</text:p>
      <text:p text:style-name="P4"># two blank lines to surround top-level function and class definitions</text:p>
      <text:p text:style-name="P4"># a single blank line to surround method definitions inside a class</text:p>
      <text:p text:style-name="P4"/>
      <text:p text:style-name="P4"/>
      <text:p text:style-name="P4"># blank lines in functions in order to indicate logical sections</text:p>
      <text:p text:style-name="P4"># Python’s default encodings (Python 3 -- UTF-8, Python 2 -- ASCII</text:p>
      <text:p text:style-name="P4"/>
      <text:p text:style-name="P4"/>
      <text:p text:style-name="P4"><text:soft-page-break/># -- import</text:p>
      <text:p text:style-name="P4"># imports at the beginning of your script</text:p>
      <text:p text:style-name="P4"># imports be on separate lines</text:p>
      <text:p text:style-name="P4"># absolute imports (import animals.mammals.dogs.puppies), avoid wildcards: from module import *</text:p>
      <text:p text:style-name="P4"># order : 1-Standard library 2-Related third-party imports 3- Local application/library specific.</text:p>
      <text:p text:style-name="P4"/>
      <text:p text:style-name="P4"/>
      <text:p text:style-name="P4"># String : avoid using backslashes as possible</text:p>
      <text:p text:style-name="P4"/>
      <text:p text:style-name="P4"># -- spaces</text:p>
      <text:p text:style-name="P4"># writing code : space after comma/semicolon/colon only</text:p>
      <text:p text:style-name="P4"># not use excessive whitespace</text:p>
      <text:p text:style-name="P4"># <text:s text:c="2"/>my_tuple = (0, 1, 2,)</text:p>
      <text:p text:style-name="P4"># <text:s text:c="2"/>def my_function(x, y=2):</text:p>
      <text:p text:style-name="P4"># <text:s text:c="2"/>x = (x-1) * (x+2)</text:p>
      <text:p text:style-name="P4"/>
      <text:p text:style-name="P4"/>
      <text:p text:style-name="P4"># comments : complete sentences, capitalize the first word, end with dot &gt; "Program that calculates body mass index (BMI)."</text:p>
      <text:p text:style-name="P4"># Block comments : refer to the code that follows them, with same indentation level</text:p>
      <text:p text:style-name="P4"># inline comments : separted with 2 sapces, use them sparingly</text:p>
      <text:p text:style-name="P4"># docstrings """ """ pep 257 for all public modules, files, functions, classes, and methods</text:p>
      <text:p text:style-name="P4"/>
      <text:p text:style-name="P4"># naming convention</text:p>
      <text:p text:style-name="P4"># <text:s text:c="2"/>my_sample_name_ <text:s/>to avoid any conflicts with Python keywords, e.g., class_</text:p>
      <text:p text:style-name="P4"># <text:s text:c="2"/>_my_sample_name <text:s/>weak "internal use", <text:s/>import * do not import objects starting with an underscore.</text:p>
      <text:p text:style-name="P4"/>
      <text:p text:style-name="P4"># PEP8 conventions =&gt; ma_variable, MySampleClass, my_class_method, MY_CONSTANT, self and cls for parameters</text:p>
      <text:p text:style-name="P4"># PEP8 conventions =&gt; module.py my_module (shortname), package, mypackage (shortname), TankException</text:p>
      <text:p text:style-name="P4"/>
      <text:p text:style-name="P4"># Other recommandations :</text:p>
      <text:p text:style-name="P4"># <text:s text:c="2"/>if var_boolean: <text:s/># instead of : if var_boolean == True</text:p>
      <text:p text:style-name="P4"># <text:s text:c="2"/>if x is not None: # instead of : if not x is None:</text:p>
      <text:p text:style-name="P4"># <text:s text:c="2"/>except ZeroDivisionError # instead of : <text:s/>except Exception: (use specific exception, when possible)</text:p>
      <text:p text:style-name="P4"># <text:s text:c="2"/>if name.startswith('Adam'):# instead of : if name[:4] == 'Adam':</text:p>
      <text:p text:style-name="P4"/>
      <text:p text:style-name="P4"/>
      <text:p text:style-name="P4"/>
      <text:p text:style-name="P4"><text:soft-page-break/># ---------- PEP 257 – Docstrings conventions</text:p>
      <text:p text:style-name="P4"/>
      <text:p text:style-name="P4"># https://peps.python.org/pep-0257/</text:p>
      <text:p text:style-name="P4"/>
      <text:p text:style-name="P4"># for module, function, class, or method definition</text:p>
      <text:p text:style-name="P4"># docstring becomes the __doc__ attribute, can be reach with the help() function</text:p>
      <text:p text:style-name="P4"/>
      <text:p text:style-name="P4"># comments are used for commenting your code,</text:p>
      <text:p text:style-name="P4"># docstrings are used for documenting your code</text:p>
      <text:p text:style-name="P4"/>
      <text:p text:style-name="P4"># docstring limited at 72 characters</text:p>
      <text:p text:style-name="P4"/>
      <text:p text:style-name="P4"># Why use comments :</text:p>
      <text:p text:style-name="P4"># - for TODO</text:p>
      <text:p text:style-name="P4"># - for commenting code</text:p>
      <text:p text:style-name="P4"># - for planning code to write</text:p>
      <text:p text:style-name="P4"/>
      <text:p text:style-name="P4"># Type hinting - PEP 484</text:p>
      <text:p text:style-name="P4"># - is not used at runtime, no impact on performance</text:p>
      <text:p text:style-name="P4"># - participate to documentation and code cleaner</text:p>
      <text:p text:style-name="P4"># - allows helping features in editor or IDE, like auto-completion</text:p>
      <text:p text:style-name="P4"/>
      <text:p text:style-name="P4"># 2 kinks of 'extra' docstrings :</text:p>
      <text:p text:style-name="P4"># - attribute docstrings : top level of module,class, or __init__</text:p>
      <text:p text:style-name="P4"># - additional dosctrings, located immediately after another docstring</text:p>
      <text:p text:style-name="P4"/>
      <text:p text:style-name="P4"># dealing with special character</text:p>
      <text:p text:style-name="P4"># - r"""raw triple double quotes""" <text:s/># if presence of backslashes in the docstring</text:p>
      <text:p text:style-name="P4"># - u"""Unicode triple-quote strings""" # if presence of unicode in the docstring</text:p>
      <text:p text:style-name="P4"/>
      <text:p text:style-name="P4"/>
      <text:p text:style-name="P4"># it starts with a Uppercase and and with a period. It takes the form of an imperative.</text:p>
      <text:p text:style-name="P4"># docstring should be indented to the same level as the open quotes and code following</text:p>
      <text:p text:style-name="P4">def greeting(name):</text:p>
      <text:p text:style-name="P4"><text:s text:c="4"/>"""Take a name and return its replicated form."""</text:p>
      <text:p text:style-name="P4"><text:s text:c="4"/>return name * 2</text:p>
      <text:p text:style-name="P4"/>
      <text:p text:style-name="P4"><text:soft-page-break/></text:p>
      <text:p text:style-name="P4"># two different docstring formats for documenting</text:p>
      <text:p text:style-name="P4"># - reStructuredText, and it's the official Python documentation standard</text:p>
      <text:p text:style-name="P4"># - NumPy/SciPy format</text:p>
      <text:p text:style-name="P4"/>
      <text:p text:style-name="P4"/>
      <text:p text:style-name="P4"># Generally, a project should contain the following documentation elements:</text:p>
      <text:p text:style-name="P4"># - a readme</text:p>
      <text:p text:style-name="P4"># - an examples.py a few examples of how to utilize the project;</text:p>
      <text:p text:style-name="P4"># - a license for Open Source sharing</text:p>
      <text:p text:style-name="P4"># - a how to contribute file</text:p>
      <text:p text:style-name="P4"/>
      <text:p text:style-name="P4"># a linter</text:p>
      <text:p text:style-name="P4"># - <text:s/>stylistic anomalies and programming errors against a set of pre-defined rules</text:p>
      <text:p text:style-name="P4"># - <text:s/>Flake8, Pylint, Pyflakes, Pychecker, Mypy, and Pycodestyle</text:p>
      <text:p text:style-name="P4"/>
      <text:p text:style-name="P4"/>
      <text:p text:style-name="P4"># a fixer</text:p>
      <text:p text:style-name="P4"># - fix these issues and format your code to be consistent with the adopted standards.</text:p>
      <text:p text:style-name="P4"># - Black, YAPF, and autopep8.</text:p>
      <text:p text:style-name="P4"/>
      <text:p text:style-name="P4"/>
      <text:p text:style-name="P4"># <text:s/>--------------------------- FIN 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ack Nerd Font" svg:font-family="'Hack Nerd Font'" style:font-family-generic="modern" style:font-pitch="variable"/>
    <style:font-face style:name="Hack Nerd Font1" svg:font-family="'Hack Nerd Font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25%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1T15:32:14.684000000</dc:date>
    <meta:editing-duration>PT52M52S</meta:editing-duration>
    <meta:editing-cycles>3</meta:editing-cycles>
    <meta:generator>LibreOffice/7.4.4.2$Windows_X86_64 LibreOffice_project/85569322deea74ec9134968a29af2df5663baa21</meta:generator>
    <meta:print-date>2023-06-21T15:33:28.936000000</meta:print-date>
    <meta:document-statistic meta:table-count="0" meta:image-count="0" meta:object-count="0" meta:page-count="5" meta:paragraph-count="118" meta:word-count="1071" meta:character-count="6425" meta:non-whitespace-character-count="5422"/>
  </office:meta>
</office:document-meta>
</file>